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hyphenation-ladder-count="no-limit" style:page-number="auto"/>
      <style:text-properties fo:hyphenate="true" fo:hyphenation-remain-char-count="2" fo:hyphenation-push-char-count="2"/>
    </style:style>
    <style:style style:name="P2" style:family="paragraph" style:parent-style-name="Text_20_body">
      <style:paragraph-properties fo:hyphenation-ladder-count="no-limit"/>
      <style:text-properties fo:hyphenate="true" fo:hyphenation-remain-char-count="2" fo:hyphenation-push-char-count="2"/>
    </style:style>
    <style:style style:name="P3" style:family="paragraph" style:parent-style-name="Text_20_body">
      <style:paragraph-properties fo:hyphenation-ladder-count="no-limit"/>
      <style:text-properties fo:hyphenate="true" fo:hyphenation-remain-char-count="2" fo:hyphenation-push-char-count="2"/>
    </style:style>
    <style:style style:name="P4" style:family="paragraph" style:parent-style-name="Heading_20_1">
      <style:paragraph-properties fo:hyphenation-ladder-count="no-limit"/>
      <style:text-properties fo:hyphenate="true" fo:hyphenation-remain-char-count="2" fo:hyphenation-push-char-count="2"/>
    </style:style>
    <style:style style:name="P5" style:family="paragraph" style:parent-style-name="Drawing">
      <style:paragraph-properties fo:text-align="center" style:justify-single-word="false"/>
    </style:style>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language="ru" fo:country="RU"/>
    </style:style>
    <style:style style:name="T3" style:family="text">
      <style:text-properties style:text-position="super 58%" fo:language="en" fo:country="US"/>
    </style:style>
    <style:style style:name="T4" style:family="text">
      <style:text-properties style:text-position="super 58%" fo:language="ru" fo:country="RU"/>
    </style:style>
    <style:style style:name="T5" style:family="text">
      <style:text-properties style:text-position="0% 100%" fo:language="en" fo:country="US"/>
    </style:style>
    <style:style style:name="T6" style:family="text">
      <style:text-properties style:text-position="0% 100%" fo:language="en" fo:country="US" fo:font-style="italic" style:font-style-asian="italic" style:font-style-complex="italic"/>
    </style:style>
    <style:style style:name="T7" style:family="text">
      <style:text-properties style:text-position="0% 100%" fo:language="ru" fo:country="RU"/>
    </style:style>
    <style:style style:name="T8" style:family="text">
      <style:text-properties style:text-position="0% 100%" fo:language="ru" fo:country="RU"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1"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2"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6"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8"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9"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0"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1"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4"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6"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4" text:outline-level="1" text:is-list-header="true">Введение</text:h>
      <text:p text:style-name="Text_20_body">Целью данного проекта является исследование возможности эффективного применения воксельной графики в интерактивных приложениях. Для этого предполагается разработать демонстрационное приложение, позволяющее пользователю перемещаться по трехмерному <text:span text:style-name="T2">миру</text:span> и взаимодействовать с ним. Под взаимодействием подразумевается В дальнейшем, наработки, полученные в ходе создания данного прототипа можно использовать при построении полноценного графического движка.</text:p>
      <text:p text:style-name="Text_20_body">Для достижения качества изображения, сопоставимого с наблюдаемым в современных играх и симуляторах, необходимы значительные вычислительные ресурсы. В качестве вычислительных ускорителей предполагается использование различных доступных на сегодняшний момент архитектур, таких как графические ускорители (поддерживающие технологию CUDA) и процессор Cell BE. Так же интерес представляет разрабатываемая компанией Intel платформа Larrabee, выход которой ожидается в 2009 году. Каждая из этих архитектур обладает своими характерными особенностями, которые могут повлиять на выбор алгоритмов и структур данных, используемых при реализации метода на соответствующей платформе.</text:p>
      <text:p text:style-name="Text_20_body"/>
      <text:h text:style-name="P4" text:outline-level="1">Воксельное представление сцены</text:h>
      <text:p text:style-name="P2">Основная идея воксельной графики заключается в представлении сцены в виде трехмерного массива кубических ячеек, ребра которых выровнены по осям координат. Таким образом, воксельную сцену можно рассматривать как трехмерный аналог двухмерного растрового изображения. Одной из наиболее распространенных областей применения такого представления трехмерных данных является томография. Результатом сканирования является трехмерный массив, каждый элемент которого содержит численное значение, обозначающее какую-нибудь характеристику одной из ячеек исследуемого объема. В зависимости от типа сканера это может быть плотность, прозрачность для определенного вида излучения, содержание некоторого вещества и т. д. </text:p>
      <text:p text:style-name="P2">Такое представление сцены оказывается удобным для диагностических задач, так как содержит информацию о внутренней структуре исследуемых объектов, однако объем получаемых данных оказывается слишком велик для хранения больших трехмерных сцен. Для хранения информации об одном кубическим метре пространства с разрешением в один кубический миллиметр <text:span text:style-name="T2">потребуется</text:span> 1000<text:span text:style-name="T3">3</text:span><text:span text:style-name="T5"> </text:span><text:span text:style-name="T7">ячеек данных. Если в каждая ячейка содержит 24 бита информации о цвете и 8 бит прозрачности, то весь объем займет почти 4 гигабайта. Причем, требуемый объем данных пропорционален кубу линейного размера сцены.</text:span></text:p>
      <text:p text:style-name="P2"><text:span text:style-name="T7">Интерес для визуализации представляют только ячейки, находящиеся на поверхности объектов. Если хранить только их, то объем требуемой при фиксированном разрешении памяти будет пропорционален площади присутствующих в сцене объектов, которая, с свою очередь, пропорциональна второй степени линейных размеров сцены.</text:span></text:p>
      <text:p text:style-name="P2"><text:span text:style-name="T7">Для хранения вокселей поверхности в данном проекте используется представление сцены в виде </text:span><text:span text:style-name="T8">разреженного октарного воксельного дерева (</text:span><text:span text:style-name="T6">sparse voxel octree</text:span><text:span text:style-name="T8">)</text:span><text:span text:style-name="T7">. Весь объем сцены помещается в куб, соответствующий корню дерева. Затем этот объем бьется на восемь дочерних кубов. Кубы, целиком лежащие в вне или внутри объектов сцены отбрасываются. Для кубов, содержащих участи поверхностей объектов операция повторяется. Когда на очередном уровне детализации объем пространства, соответствующий узлу становится достаточно маленьким, в нем сохраняется цвет и вектор нормали к поверхности на этом участке и дальнейшее разбиение прекращается. </text:span></text:p>
      <text:p text:style-name="P2"><draw:frame draw:style-name="fr1" draw:name="Врезка1" text:anchor-type="paragraph" svg:x="4.817cm" svg:y="0.213cm" svg:width="8.001cm" draw:z-index="0"><draw:text-box fo:min-height="8.001cm"><text:p text:style-name="P5"><draw:g text:anchor-type="paragraph" draw:z-index="1" draw:style-name="gr1"><draw:g draw:style-name="gr2"><draw:rect draw:style-name="gr3" draw:text-style-name="P6" svg:width="4.001cm" svg:height="4.001cm" svg:x="0cm" svg:y="0cm"><text:p/></draw:rect><draw:rect draw:style-name="gr4" draw:text-style-name="P6" svg:width="4cm" svg:height="4.001cm" svg:x="4.001cm" svg:y="0cm"><text:p/></draw:rect><draw:rect draw:style-name="gr5" draw:text-style-name="P6" svg:width="4.001cm" svg:height="4cm" svg:x="0cm" svg:y="4.001cm"><text:p/></draw:rect><draw:rect draw:style-name="gr6" draw:text-style-name="P6" svg:width="4cm" svg:height="4cm" svg:x="4.001cm" svg:y="4.001cm"><text:p/></draw:rect></draw:g><draw:g draw:style-name="gr2"><draw:rect draw:style-name="gr7" draw:text-style-name="P6" svg:width="2.001cm" svg:height="2.001cm" svg:x="0cm" svg:y="0cm"><text:p/></draw:rect><draw:rect draw:style-name="gr8" draw:text-style-name="P6" svg:width="2.001cm" svg:height="2.001cm" svg:x="2cm" svg:y="0cm"><text:p/></draw:rect><draw:rect draw:style-name="gr9" draw:text-style-name="P6" svg:width="2.001cm" svg:height="2.001cm" svg:x="0cm" svg:y="2cm"><text:p/></draw:rect><draw:rect draw:style-name="gr10" draw:text-style-name="P6" svg:width="2.001cm" svg:height="2.001cm" svg:x="2cm" svg:y="2cm"><text:p/></draw:rect></draw:g><draw:rect draw:style-name="gr11" draw:text-style-name="P6" svg:width="2.001cm" svg:height="2.001cm" svg:x="4.001cm" svg:y="4.001cm"><text:p/></draw:rect><draw:rect draw:style-name="gr12" draw:text-style-name="P6" svg:width="1.999cm" svg:height="2.001cm" svg:x="6.001cm" svg:y="4.001cm"><text:p/></draw:rect><draw:rect draw:style-name="gr13" draw:text-style-name="P6" svg:width="2.001cm" svg:height="1.999cm" svg:x="4.001cm" svg:y="6.001cm"><text:p/></draw:rect><draw:rect draw:style-name="gr14" draw:text-style-name="P6" svg:width="1.999cm" svg:height="1.999cm" svg:x="6.001cm" svg:y="6.001cm"><text:p/></draw:rect><draw:rect draw:style-name="gr15" draw:text-style-name="P6" svg:width="2.001cm" svg:height="2.001cm" svg:x="4.001cm" svg:y="0cm"><text:p/></draw:rect><draw:rect draw:style-name="gr16" draw:text-style-name="P6" svg:width="1.999cm" svg:height="2.001cm" svg:x="6.001cm" svg:y="0cm"><text:p/></draw:rect><draw:rect draw:style-name="gr17" draw:text-style-name="P6" svg:width="2.001cm" svg:height="2.001cm" svg:x="4.001cm" svg:y="2cm"><text:p/></draw:rect><draw:rect draw:style-name="gr18" draw:text-style-name="P6" svg:width="1.999cm" svg:height="2.001cm" svg:x="6.001cm" svg:y="2cm"><text:p/></draw:rect><draw:g draw:style-name="gr2"><draw:rect draw:style-name="gr19" draw:text-style-name="P6" svg:width="1.001cm" svg:height="1.001cm" svg:x="2cm" svg:y="0cm"><text:p/></draw:rect><draw:rect draw:style-name="gr20" draw:text-style-name="P6" svg:width="1.001cm" svg:height="1.001cm" svg:x="3cm" svg:y="0cm"><text:p/></draw:rect><draw:rect draw:style-name="gr21" draw:text-style-name="P6" svg:width="1.001cm" svg:height="1.001cm" svg:x="2cm" svg:y="1cm"><text:p/></draw:rect><draw:rect draw:style-name="gr22" draw:text-style-name="P6" svg:width="1.001cm" svg:height="1.001cm" svg:x="3cm" svg:y="1cm"><text:p/></draw:rect></draw:g><draw:g draw:style-name="gr2"><draw:rect draw:style-name="gr23" draw:text-style-name="P6" svg:width="1.001cm" svg:height="1.001cm" svg:x="2cm" svg:y="2cm"><text:p/></draw:rect><draw:rect draw:style-name="gr24" draw:text-style-name="P6" svg:width="1.001cm" svg:height="1.001cm" svg:x="3cm" svg:y="2cm"><text:p/></draw:rect><draw:rect draw:style-name="gr25" draw:text-style-name="P6" svg:width="1.001cm" svg:height="1.001cm" svg:x="2cm" svg:y="3cm"><text:p/></draw:rect><draw:rect draw:style-name="gr26" draw:text-style-name="P6" svg:width="1.001cm" svg:height="1.001cm" svg:x="3cm" svg:y="3cm"><text:p/></draw:rect></draw:g><draw:rect draw:style-name="gr27" draw:text-style-name="P6" svg:width="1.001cm" svg:height="1.001cm" svg:x="4.001cm" svg:y="2cm"><text:p/></draw:rect><draw:rect draw:style-name="gr28" draw:text-style-name="P6" svg:width="1.001cm" svg:height="1.001cm" svg:x="5.001cm" svg:y="2cm"><text:p/></draw:rect><draw:rect draw:style-name="gr29" draw:text-style-name="P6" svg:width="1.001cm" svg:height="1.001cm" svg:x="4.001cm" svg:y="3cm"><text:p/></draw:rect><draw:rect draw:style-name="gr30" draw:text-style-name="P6" svg:width="1.001cm" svg:height="1.001cm" svg:x="5.001cm" svg:y="3cm"><text:p/></draw:rect><draw:rect draw:style-name="gr31" draw:text-style-name="P6" svg:width="1.001cm" svg:height="1.001cm" svg:x="4.001cm" svg:y="4.001cm"><text:p/></draw:rect><draw:rect draw:style-name="gr32" draw:text-style-name="P6" svg:width="1.001cm" svg:height="1.001cm" svg:x="5.001cm" svg:y="4.001cm"><text:p/></draw:rect><draw:rect draw:style-name="gr33" draw:text-style-name="P6" svg:width="1.001cm" svg:height="1.001cm" svg:x="4.001cm" svg:y="5.001cm"><text:p/></draw:rect><draw:rect draw:style-name="gr34" draw:text-style-name="P6" svg:width="1.001cm" svg:height="1.001cm" svg:x="5.001cm" svg:y="5.001cm"><text:p/></draw:rect><draw:g draw:style-name="gr2"><draw:rect draw:style-name="gr35" draw:text-style-name="P6" svg:width="1.001cm" svg:height="1.001cm" svg:x="4.001cm" svg:y="6.001cm"><text:p/></draw:rect><draw:rect draw:style-name="gr36" draw:text-style-name="P6" svg:width="1.001cm" svg:height="1.001cm" svg:x="5.001cm" svg:y="6.001cm"><text:p/></draw:rect><draw:rect draw:style-name="gr37" draw:text-style-name="P6" svg:width="1.001cm" svg:height="0.999cm" svg:x="4.001cm" svg:y="7.001cm"><text:p/></draw:rect><draw:rect draw:style-name="gr38" draw:text-style-name="P6" svg:width="1.001cm" svg:height="0.999cm" svg:x="5.001cm" svg:y="7.001cm"><text:p/></draw:rect></draw:g><draw:rect draw:style-name="gr39" draw:text-style-name="P6" svg:width="1.001cm" svg:height="1.001cm" svg:x="6.001cm" svg:y="6.001cm"><text:p/></draw:rect><draw:rect draw:style-name="gr40" draw:text-style-name="P6" svg:width="0.999cm" svg:height="1.001cm" svg:x="7.001cm" svg:y="6.001cm"><text:p/></draw:rect><draw:rect draw:style-name="gr41" draw:text-style-name="P6" svg:width="1.001cm" svg:height="0.999cm" svg:x="6.001cm" svg:y="7.001cm"><text:p/></draw:rect><draw:rect draw:style-name="gr42" draw:text-style-name="P6" svg:width="0.999cm" svg:height="0.999cm" svg:x="7.001cm" svg:y="7.001cm"><text:p/></draw:rect><draw:rect draw:style-name="gr43" draw:text-style-name="P6" svg:width="0.5cm" svg:height="0.5cm" svg:x="2cm" svg:y="0cm"><text:p/></draw:rect><draw:rect draw:style-name="gr44" draw:text-style-name="P6" svg:width="0.502cm" svg:height="0.5cm" svg:x="2.499cm" svg:y="0cm"><text:p/></draw:rect><draw:rect draw:style-name="gr45" draw:text-style-name="P6" svg:width="0.5cm" svg:height="0.502cm" svg:x="2cm" svg:y="0.499cm"><text:p/></draw:rect><draw:rect draw:style-name="gr46" draw:text-style-name="P6" svg:width="0.502cm" svg:height="0.502cm" svg:x="2.499cm" svg:y="0.499cm"><text:p/></draw:rect><draw:rect draw:style-name="gr47" draw:text-style-name="P6" svg:width="0.5cm" svg:height="0.5cm" svg:x="2cm" svg:y="1cm"><text:p/></draw:rect><draw:rect draw:style-name="gr48" draw:text-style-name="P6" svg:width="0.502cm" svg:height="0.5cm" svg:x="2.499cm" svg:y="1cm"><text:p/></draw:rect><draw:rect draw:style-name="gr49" draw:text-style-name="P6" svg:width="0.5cm" svg:height="0.502cm" svg:x="2cm" svg:y="1.499cm"><text:p/></draw:rect><draw:rect draw:style-name="gr50" draw:text-style-name="P6" svg:width="0.502cm" svg:height="0.502cm" svg:x="2.499cm" svg:y="1.499cm"><text:p/></draw:rect><draw:rect draw:style-name="gr51" draw:text-style-name="P6" svg:width="0.5cm" svg:height="0.5cm" svg:x="2cm" svg:y="2cm"><text:p/></draw:rect><draw:rect draw:style-name="gr52" draw:text-style-name="P6" svg:width="0.502cm" svg:height="0.5cm" svg:x="2.499cm" svg:y="2cm"><text:p/></draw:rect><draw:rect draw:style-name="gr53" draw:text-style-name="P6" svg:width="0.5cm" svg:height="0.502cm" svg:x="2cm" svg:y="2.499cm"><text:p/></draw:rect><draw:rect draw:style-name="gr54" draw:text-style-name="P6" svg:width="0.502cm" svg:height="0.502cm" svg:x="2.499cm" svg:y="2.499cm"><text:p/></draw:rect><draw:rect draw:style-name="gr55" draw:text-style-name="P6" svg:width="0.5cm" svg:height="0.5cm" svg:x="3cm" svg:y="2cm"><text:p/></draw:rect><draw:rect draw:style-name="gr56" draw:text-style-name="P6" svg:width="0.502cm" svg:height="0.5cm" svg:x="3.5cm" svg:y="2cm"><text:p/></draw:rect><draw:rect draw:style-name="gr57" draw:text-style-name="P6" svg:width="0.5cm" svg:height="0.502cm" svg:x="3cm" svg:y="2.499cm"><text:p/></draw:rect><draw:rect draw:style-name="gr58" draw:text-style-name="P6" svg:width="0.502cm" svg:height="0.502cm" svg:x="3.5cm" svg:y="2.499cm"><text:p/></draw:rect><draw:rect draw:style-name="gr59" draw:text-style-name="P6" svg:width="0.5cm" svg:height="0.5cm" svg:x="3cm" svg:y="3cm"><text:p/></draw:rect><draw:rect draw:style-name="gr60" draw:text-style-name="P6" svg:width="0.502cm" svg:height="0.5cm" svg:x="3.5cm" svg:y="3cm"><text:p/></draw:rect><draw:rect draw:style-name="gr61" draw:text-style-name="P6" svg:width="0.5cm" svg:height="0.502cm" svg:x="3cm" svg:y="3.5cm"><text:p/></draw:rect><draw:rect draw:style-name="gr62" draw:text-style-name="P6" svg:width="0.502cm" svg:height="0.502cm" svg:x="3.5cm" svg:y="3.5cm"><text:p/></draw:rect><draw:rect draw:style-name="gr63" draw:text-style-name="P6" svg:width="0.5cm" svg:height="0.5cm" svg:x="6.001cm" svg:y="6.001cm"><text:p/></draw:rect><draw:rect draw:style-name="gr64" draw:text-style-name="P6" svg:width="0.502cm" svg:height="0.5cm" svg:x="6.5cm" svg:y="6.001cm"><text:p/></draw:rect><draw:rect draw:style-name="gr65" draw:text-style-name="P6" svg:width="0.5cm" svg:height="0.502cm" svg:x="6.001cm" svg:y="6.5cm"><text:p/></draw:rect><draw:rect draw:style-name="gr66" draw:text-style-name="P6" svg:width="0.502cm" svg:height="0.502cm" svg:x="6.5cm" svg:y="6.5cm"><text:p/></draw:rect><draw:rect draw:style-name="gr67" draw:text-style-name="P6" svg:width="0.5cm" svg:height="0.5cm" svg:x="4.001cm" svg:y="3cm"><text:p/></draw:rect><draw:rect draw:style-name="gr68" draw:text-style-name="P6" svg:width="0.502cm" svg:height="0.5cm" svg:x="4.5cm" svg:y="3cm"><text:p/></draw:rect><draw:rect draw:style-name="gr69" draw:text-style-name="P6" svg:width="0.5cm" svg:height="0.502cm" svg:x="4.001cm" svg:y="3.5cm"><text:p/></draw:rect><draw:rect draw:style-name="gr70" draw:text-style-name="P6" svg:width="0.502cm" svg:height="0.502cm" svg:x="4.5cm" svg:y="3.5cm"><text:p/></draw:rect><draw:rect draw:style-name="gr71" draw:text-style-name="P6" svg:width="0.5cm" svg:height="0.5cm" svg:x="4.001cm" svg:y="4.001cm"><text:p/></draw:rect><draw:rect draw:style-name="gr72" draw:text-style-name="P6" svg:width="0.502cm" svg:height="0.5cm" svg:x="4.5cm" svg:y="4.001cm"><text:p/></draw:rect><draw:rect draw:style-name="gr73" draw:text-style-name="P6" svg:width="0.5cm" svg:height="0.502cm" svg:x="4.001cm" svg:y="4.5cm"><text:p/></draw:rect><draw:rect draw:style-name="gr74" draw:text-style-name="P6" svg:width="0.502cm" svg:height="0.502cm" svg:x="4.5cm" svg:y="4.5cm"><text:p/></draw:rect><draw:rect draw:style-name="gr75" draw:text-style-name="P6" svg:width="0.5cm" svg:height="0.5cm" svg:x="4.001cm" svg:y="5.001cm"><text:p/></draw:rect><draw:rect draw:style-name="gr76" draw:text-style-name="P6" svg:width="0.502cm" svg:height="0.5cm" svg:x="4.5cm" svg:y="5.001cm"><text:p/></draw:rect><draw:rect draw:style-name="gr77" draw:text-style-name="P6" svg:width="0.5cm" svg:height="0.502cm" svg:x="4.001cm" svg:y="5.5cm"><text:p/></draw:rect><draw:rect draw:style-name="gr78" draw:text-style-name="P6" svg:width="0.502cm" svg:height="0.502cm" svg:x="4.5cm" svg:y="5.5cm"><text:p/></draw:rect><draw:rect draw:style-name="gr79" draw:text-style-name="P6" svg:width="0.5cm" svg:height="0.5cm" svg:x="5.001cm" svg:y="6.001cm"><text:p/></draw:rect><draw:rect draw:style-name="gr80" draw:text-style-name="P6" svg:width="0.502cm" svg:height="0.5cm" svg:x="5.5cm" svg:y="6.001cm"><text:p/></draw:rect><draw:rect draw:style-name="gr81" draw:text-style-name="P6" svg:width="0.5cm" svg:height="0.502cm" svg:x="5.001cm" svg:y="6.5cm"><text:p/></draw:rect><draw:rect draw:style-name="gr82" draw:text-style-name="P6" svg:width="0.502cm" svg:height="0.502cm" svg:x="5.5cm" svg:y="6.5cm"><text:p/></draw:rect><draw:rect draw:style-name="gr83" draw:text-style-name="P6" svg:width="0.5cm" svg:height="0.5cm" svg:x="6.001cm" svg:y="7.001cm"><text:p/></draw:rect><draw:rect draw:style-name="gr84" draw:text-style-name="P6" svg:width="0.502cm" svg:height="0.5cm" svg:x="6.5cm" svg:y="7.001cm"><text:p/></draw:rect><draw:rect draw:style-name="gr85" draw:text-style-name="P6" svg:width="0.5cm" svg:height="0.5cm" svg:x="6.001cm" svg:y="7.5cm"><text:p/></draw:rect><draw:rect draw:style-name="gr86" draw:text-style-name="P6" svg:width="0.502cm" svg:height="0.5cm" svg:x="6.5cm" svg:y="7.5cm"><text:p/></draw:rect></draw:g>Рисунок <text:sequence text:ref-name="refDrawing0" text:name="Drawing" text:formula="ooow:Drawing+1" style:num-format="1">1</text:sequence>: Хранение вокселей поверхности в дереве</text:p></draw:text-box></draw:frame><text:soft-page-break/>На рис.1 для показан двухмерный аналог используемого пространственного дерева. Каждый квадрат соответствует листу дерева. Белые листы соответствуют пустому пространству, серые — пространству внутри объектов, а черные — вокселям поверхности.</text:p>
      <text:p text:style-name="P2">Для экономии памяти используется 16-битное представление цвета и 16-битные квантованые нормали.</text:p>
      <text:h text:style-name="P4" text:outline-level="1">Трассировка лучей</text:h>
      <text:h text:style-name="P4" text:outline-level="1">Реализация на Cell BE</text:h>
      <text:h text:style-name="P4" text:outline-level="1" text:is-list-header="true">Заключение</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hyphenation-ladder-count="no-limit" fo:text-indent="1cm" style:auto-text-indent="false" style:page-number="auto" style:shadow="none"/>
      <style:text-properties fo:font-size="12pt" fo:hyphenate="tru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style style:name="Drop_20_Caps" style:display-name="Drop Cap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1-16T17:17:18.56</meta:creation-date>
    <dc:date>2008-11-16T21:00:57.17</dc:date>
    <meta:editing-duration>PT03H43M18S</meta:editing-duration>
    <meta:editing-cycles>11</meta:editing-cycles>
    <meta:generator>OpenOffice.org/3.0$Win32 OpenOffice.org_project/300m9$Build-9358</meta:generator>
    <meta:document-statistic meta:table-count="0" meta:image-count="0" meta:object-count="0" meta:page-count="2" meta:paragraph-count="14" meta:word-count="467" meta:character-count="3817"/>
    <meta:user-defined meta:name="Поле 1"/>
    <meta:user-defined meta:name="Поле 2"/>
    <meta:user-defined meta:name="Поле 3"/>
    <meta:user-defined meta:name="Поле 4"/>
  </office:meta>
</office:document-meta>
</file>